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1839" officeooo:paragraph-rsid="00111839"/>
    </style:style>
    <style:style style:name="P2" style:family="paragraph" style:parent-style-name="Standard">
      <style:text-properties officeooo:rsid="00148290" officeooo:paragraph-rsid="00148290"/>
    </style:style>
    <style:style style:name="P3" style:family="paragraph" style:parent-style-name="Standard">
      <style:text-properties officeooo:rsid="00155093" officeooo:paragraph-rsid="00155093"/>
    </style:style>
    <style:style style:name="P4" style:family="paragraph" style:parent-style-name="Standard">
      <style:text-properties officeooo:rsid="00198f5a" officeooo:paragraph-rsid="00198f5a"/>
    </style:style>
    <style:style style:name="T1" style:family="text">
      <style:text-properties officeooo:rsid="0012ea5c"/>
    </style:style>
    <style:style style:name="T2" style:family="text">
      <style:text-properties officeooo:rsid="0016a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:34 – Hoy tuvimos un problema con bitbucket, no permitía que nadi<text:span text:style-name="T1">e</text:span> subiera cambios, me fije que yo debía darles la autorización para ello.</text:p>
      <text:p text:style-name="P1">Otra cosa es que al fin pude instalar git en la raspberry, el problema que detecte era un conflicto entre la interfaz wifi y thernet, la solución fue configurar el archivo interfaces, de tal manera que comente la configuración del ethernet, y por precaución también el archivo sources, apara que tome el repositorio de jessie.</text:p>
      <text:p text:style-name="P2">Al final, pude hacer la instalación y clonar el repositorio de bitbucket</text:p>
      <text:p text:style-name="P2"/>
      <text:p text:style-name="P3">13:31 – AL integrar el arduino mandando un post a sistema tuvimos en error de CSRF, que es un método de seguridad, la solución en<text:span text:style-name="T2">c</text:span>ontrada es usar en la vista necesaria el decorador @csrf_exempt</text:p>
      <text:p text:style-name="P3"/>
      <text:p text:style-name="P4">Al probar encontramos un error, este se debía a a manera en que eyden estaba procesando la petición y regresando una respuesta del servidor. Logré resolve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2:33:48.423431385</meta:creation-date>
    <meta:generator>LibreOffice/5.3.7.2.0$Linux_X86_64 LibreOffice_project/30m0$Build-2</meta:generator>
    <dc:date>2018-01-29T15:09:54.227663439</dc:date>
    <meta:editing-duration>PT2H36M6S</meta:editing-duration>
    <meta:editing-cycles>6</meta:editing-cycles>
    <meta:document-statistic meta:table-count="0" meta:image-count="0" meta:object-count="0" meta:page-count="1" meta:paragraph-count="5" meta:word-count="149" meta:character-count="889" meta:non-whitespace-character-count="743"/>
  </office:meta>
</office:document-meta>
</file>